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366E2F30013DD547B97.jpg" manifest:media-type="image/jpeg"/>
  <manifest:file-entry manifest:full-path="Pictures/10000000000004D8000004B2CDB586121BC24A83.jpg" manifest:media-type="image/jpeg"/>
  <manifest:file-entry manifest:full-path="Pictures/1000000000000F8000000BA0B1785AFA72B2A57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66cm" svg:height="2.9cm" svg:x="8.7cm" svg:y="5.1cm">
          <draw:image xlink:href="Pictures/1000000000000F8000000BA0B1785AFA72B2A57C.jpg" xlink:type="simple" xlink:show="embed" xlink:actuate="onLoad" loext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1"><text:span text:style-name="T1">R</text:span><text:span text:style-name="T1">a</text:span><text:span text:style-name="T1">s</text:span><text:span text:style-name="T1">p</text:span><text:span text:style-name="T1">b</text:span><text:span text:style-name="T1">e</text:span><text:span text:style-name="T1">r</text:span><text:span text:style-name="T1">r</text:span><text:span text:style-name="T1">y</text:span><text:span text:style-name="T1"> </text:span><text:span text:style-name="T1">P</text:span><text:span text:style-name="T1">i</text:span><text:span text:style-name="T1"> </text:span><text:span text:style-name="T1">2</text:span></text:p>
            <text:p text:style-name="P1"><text:span text:style-name="T1">(</text:span><text:span text:style-name="T1">m</text:span><text:span text:style-name="T1">q</text:span><text:span text:style-name="T1">t</text:span><text:span text:style-name="T1">t</text:span><text:span text:style-name="T1"> </text:span><text:span text:style-name="T1">b</text:span><text:span text:style-name="T1">r</text:span><text:span text:style-name="T1">o</text:span><text:span text:style-name="T1">k</text:span><text:span text:style-name="T1">e</text:span><text:span text:style-name="T1">r</text:span><text:span text:style-name="T1">)</text:span></text:p>
          </draw:image>
        </draw:frame>
        <draw:frame draw:style-name="gr2" draw:text-style-name="P2" draw:layer="layout" svg:width="3.3cm" svg:height="3.199cm" svg:x="3.4cm" svg:y="9.8cm">
          <draw:image xlink:href="Pictures/10000000000004D8000004B2CDB586121BC24A83.jpg" xlink:type="simple" xlink:show="embed" xlink:actuate="onLoad" loext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ESPertino</text:span></text:p>
            <text:p text:style-name="P1"><text:span text:style-name="T1">(mqtt publisher)</text:span></text:p>
          </draw:image>
        </draw:frame>
        <draw:line draw:style-name="gr3" draw:text-style-name="P3" draw:layer="layout" svg:x1="5.3cm" svg:y1="9.2cm" svg:x2="8.2cm" svg:y2="7cm">
          <text:p text:style-name="P1"/>
          <text:p text:style-name="P1"/>
          <text:p text:style-name="P1"/>
          <text:p text:style-name="P1"><text:span text:style-name="T1">publish</text:span> <text:s/></text:p>
          <text:p text:style-name="P1"/>
          <text:p text:style-name="P1"/>
        </draw:line>
        <draw:frame draw:style-name="gr1" draw:text-style-name="P1" draw:layer="layout" svg:width="3.8cm" svg:height="3.218cm" svg:x="14.8cm" svg:y="9.7cm">
          <draw:image xlink:href="Pictures/100000000000040300000366E2F30013DD547B97.jpg" xlink:type="simple" xlink:show="embed" xlink:actuate="onLoad" loext:mime-type="image/jpe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Laptop</text:span></text:p>
            <text:p text:style-name="P1"><text:span text:style-name="T1">(mqtt subscriber)</text:span></text:p>
          </draw:image>
        </draw:frame>
        <draw:line draw:style-name="gr3" draw:text-style-name="P3" draw:layer="layout" svg:x1="13.024cm" svg:y1="7.1cm" svg:x2="16.1cm" svg:y2="9.497cm">
          <text:p text:style-name="P1"/>
          <text:p text:style-name="P1"><text:s/><text:span text:style-name="T1">subscribe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2:01:40.857290472</meta:creation-date>
    <dc:date>2021-07-02T12:20:47.422514729</dc:date>
    <meta:editing-duration>PT8M55S</meta:editing-duration>
    <meta:editing-cycles>1</meta:editing-cycles>
    <meta:document-statistic meta:object-count="5"/>
    <meta:generator>LibreOffice/6.4.7.2$Linux_X86_64 LibreOffice_project/40$Build-2</meta:generator>
  </office:meta>
</office:document-meta>
</file>